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ad819" officeooo:paragraph-rsid="001a0731"/>
    </style:style>
    <style:style style:name="P2" style:family="paragraph" style:parent-style-name="Standard">
      <style:paragraph-properties fo:text-align="justify" style:justify-single-word="false"/>
      <style:text-properties style:font-name="Arial" officeooo:rsid="001c6fae" officeooo:paragraph-rsid="001a0731"/>
    </style:style>
    <style:style style:name="P3" style:family="paragraph" style:parent-style-name="Standard">
      <style:paragraph-properties fo:text-align="justify" style:justify-single-word="false"/>
      <style:text-properties style:font-name="Arial" officeooo:rsid="001a0731" officeooo:paragraph-rsid="001a0731"/>
    </style:style>
    <style:style style:name="P4" style:family="paragraph" style:parent-style-name="Standard">
      <style:paragraph-properties fo:text-align="justify" style:justify-single-word="false"/>
      <style:text-properties fo:color="#000000" loext:opacity="100%" style:font-name="Arial" fo:font-weight="bold" officeooo:rsid="001a0731" officeooo:paragraph-rsid="001a0731" style:font-weight-asian="bold" style:font-weight-complex="bold"/>
    </style:style>
    <style:style style:name="P5" style:family="paragraph" style:parent-style-name="Standard">
      <style:paragraph-properties fo:text-align="justify" style:justify-single-word="false"/>
      <style:text-properties officeooo:paragraph-rsid="001a9d43"/>
    </style:style>
    <style:style style:name="P6" style:family="paragraph" style:parent-style-name="Standard">
      <style:paragraph-properties fo:text-align="justify" style:justify-single-word="false"/>
      <style:text-properties officeooo:paragraph-rsid="001a9d43"/>
    </style:style>
    <style:style style:name="P7" style:family="paragraph" style:parent-style-name="Standard">
      <style:paragraph-properties fo:text-align="justify" style:justify-single-word="false"/>
      <style:text-properties officeooo:paragraph-rsid="00301184"/>
    </style:style>
    <style:style style:name="T1" style:family="text">
      <style:text-properties style:font-name="Arial" officeooo:rsid="00300298"/>
    </style:style>
    <style:style style:name="T2" style:family="text">
      <style:text-properties style:font-name="Arial" fo:font-style="normal" fo:font-weight="normal" officeooo:rsid="0021e7aa" style:font-style-asian="normal" style:font-weight-asian="normal" style:font-style-complex="normal" style:font-weight-complex="normal"/>
    </style:style>
    <style:style style:name="T3" style:family="text">
      <style:text-properties style:font-name="Arial" fo:font-style="normal" fo:font-weight="normal" officeooo:rsid="002a5a49" style:font-style-asian="normal" style:font-weight-asian="normal" style:font-style-complex="normal" style:font-weight-complex="normal"/>
    </style:style>
    <style:style style:name="T4" style:family="text">
      <style:text-properties style:font-name="Arial" fo:font-style="normal" fo:font-weight="normal" officeooo:rsid="002a723d" style:font-style-asian="normal" style:font-weight-asian="normal" style:font-style-complex="normal" style:font-weight-complex="normal"/>
    </style:style>
    <style:style style:name="T5" style:family="text">
      <style:text-properties style:font-name="Arial" fo:font-style="normal" fo:font-weight="normal" officeooo:rsid="002c2c97" style:font-style-asian="normal" style:font-weight-asian="normal" style:font-style-complex="normal" style:font-weight-complex="normal"/>
    </style:style>
    <style:style style:name="T6" style:family="text">
      <style:text-properties style:font-name="Arial" fo:font-style="normal" fo:font-weight="normal" officeooo:rsid="002d2597" style:font-style-asian="normal" style:font-weight-asian="normal" style:font-style-complex="normal" style:font-weight-complex="normal"/>
    </style:style>
    <style:style style:name="T7" style:family="text">
      <style:text-properties style:font-name="Arial" fo:font-style="normal" fo:font-weight="normal" officeooo:rsid="002ed10b" style:font-style-asian="normal" style:font-weight-asian="normal" style:font-style-complex="normal" style:font-weight-complex="normal"/>
    </style:style>
    <style:style style:name="T8" style:family="text">
      <style:text-properties style:font-name="Arial" fo:font-style="normal" fo:font-weight="normal" officeooo:rsid="00301184" style:font-style-asian="normal" style:font-weight-asian="normal" style:font-style-complex="normal" style:font-weight-complex="normal"/>
    </style:style>
    <style:style style:name="T9" style:family="text">
      <style:text-properties style:font-name="Arial" fo:font-style="normal" fo:font-weight="normal" officeooo:rsid="003108ba" style:font-style-asian="normal" style:font-weight-asian="normal" style:font-style-complex="normal" style:font-weight-complex="normal"/>
    </style:style>
    <style:style style:name="T10" style:family="text">
      <style:text-properties style:font-name="Arial" fo:font-style="normal" fo:font-weight="normal" officeooo:rsid="00315273" style:font-style-asian="normal" style:font-weight-asian="normal" style:font-style-complex="normal" style:font-weight-complex="normal"/>
    </style:style>
    <style:style style:name="T11" style:family="text">
      <style:text-properties style:font-name="Arial" fo:font-style="normal" fo:font-weight="normal" officeooo:rsid="00331c27" style:font-style-asian="normal" style:font-weight-asian="normal" style:font-style-complex="normal" style:font-weight-complex="normal"/>
    </style:style>
    <style:style style:name="T12" style:family="text">
      <style:text-properties style:font-name="Arial" officeooo:rsid="0028df2d"/>
    </style:style>
    <style:style style:name="T13" style:family="text">
      <style:text-properties officeooo:rsid="0028df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3">Resumo</text:span> 01 – <text:span text:style-name="T13">Artigo Turing</text:span></text:p>
      <text:p text:style-name="P1"/>
      <text:p text:style-name="P1">Aluno: Tiago Gonçalves da Silva </text:p>
      <text:p text:style-name="P1">RA: 2023644</text:p>
      <text:p text:style-name="P2"/>
      <text:p text:style-name="P4">Resumo</text:p>
      <text:p text:style-name="P5"><text:span text:style-name="T1"><text:tab/></text:span><text:span text:style-name="T12">Considere a pergunta “Máquinas conseguem pensar?” Para respondê-la é preciso primeiramente definir os termos “máquina” e “pensar”, como definir diretamente estes termos é difícil, o autor opta por trocar um questionamento por outro, é proposto assim um jogo chamado de “O jogo da imitação”.</text:span></text:p>
      <text:p text:style-name="P5"><text:span text:style-name="T12"><text:tab/>Este jogo é jogado com três pessoas: um homem (A), uma mulher (B) e um interrogador (C) de qualquer gênero, os três agentes ficam em salas separadas. O objetivo de C é determinar, apenas por conversas por texto digitado, quem é homem e quem é mulher</text:span><text:span text:style-name="T2">. </text:span><text:span text:style-name="T3">O objetivo de A é responder as perguntas de forma a induzir o investigador a errar </text:span><text:span text:style-name="T4">em</text:span><text:span text:style-name="T3"> sua identificação, de maneira oposta o objetivo de B é ajudar o investigador em seu objetivo.</text:span></text:p>
      <text:p text:style-name="P5"><text:span text:style-name="T3"><text:tab/></text:span><text:span text:style-name="T4">Assim é feita a proposta de substituir os agentes deste jogo, mantendo as mesmas regras, porém com o jogador A agora sendo uma máquina, o jogador C acertará tanto neste caso quanto acertava quando os três agentes eram humanos? Esta pergunta substitui a original de “Máquinas conseguem pensar?”</text:span></text:p>
      <text:p text:style-name="P5"><text:span text:style-name="T4"><text:tab/>O jogo da imitação busca avaliar apenas a capacidade da máquina em imitar as capacidade intelectuais de um ser humano, já que o investigador não pode ver, ouvir ou tocar os outros jogadores, características físicas como força, velocidade e aparência não são consideradas pelo jogador C. </text:span><text:span text:style-name="T5">Assim o jogo busca medir a capacidade da máquina em imitar o comportamento de um ser humano.</text:span></text:p>
      <text:p text:style-name="P7"><text:span text:style-name="T4"><text:tab/></text:span><text:span text:style-name="T5">Voltando à pergunta inicial, ainda é necessário definir o conceito de “máquina”, neste caso mais especificamente “máquina pensante”, </text:span><text:span text:style-name="T6">neste caso o tipo de máquina selecionado foram os “computadores eletrônicos” ou “computadores digitais”.</text:span></text:p>
      <text:p text:style-name="P7"><text:span text:style-name="T6"><text:tab/></text:span><text:span text:style-name="T8">Estes computadores devem </text:span><text:span text:style-name="T7">possu</text:span><text:span text:style-name="T8">ir</text:span><text:span text:style-name="T7"> três componentes principais: a memória, onde são guardadas todas as informações, </text:span><text:span text:style-name="T8">em pacotes de tamanhos reduzidos,</text:span><text:span text:style-name="T7"> que este computador usa em seus cálculos; a unidade de execução, </text:span><text:span text:style-name="T8">que carrega as operações envolvidas nos diversos cálculos que a máquina faz; e o controle, que certifica que as instruções estão sendo seguidas da maneira apropriada.</text:span></text:p>
      <text:p text:style-name="P5"><text:span text:style-name="T8"><text:tab/>Em seguida são feitas descrições de como devem ser as instruções que a máquina executa, não na forma de linguagem usual com palavras, mas como números em linguagem de máquina. Estas informações não precisam ser operações únicas do tipo somas ou subtrações, mas sequências de informações em laços de repetição ou operações dentro de estruturas condicionais.</text:span></text:p>
      <text:p text:style-name="P5"><text:span text:style-name="T8"><text:tab/></text:span><text:span text:style-name="T9">Computadores digitais citados anteriormente são similares às “máquinas de estado discreto”, que são máquinas que mudam de um estado definido para outro, </text:span><text:span text:style-name="T10">mesmo que tudo se mova continuamente, pode-se pensar que existam máquinas de estado discreto.</text:span></text:p>
      <text:p text:style-name="P5"><text:span text:style-name="T10"><text:tab/>Pode-se considerar que computadores digitais sejam da classe das máquinas de estado discreto, com enormes quantidades de estados possíveis. É possível que dada a tabela correspondente a uma destas máquinas, um computador seja capaz de prever e imitar seu comportamento, assim em um jogo da imitação o investigador não conseguiria distinguir entre uma máquina de estados discretos e um computador digital.</text:span></text:p>
      <text:p text:style-name="P5"><text:span text:style-name="T10"><text:tab/></text:span><text:span text:style-name="T11">Uma distinção importante é que, com a programação apropriada, um mesmo computador digital pode imitar qualquer máquina de estado discreto, dada esta universalidade, assim de certa forma todos os computadores digitais são equivalentes.</text:span></text:p>
      <text:p text:style-name="P5"><text:span text:style-name="T11"><text:tab/>Dadas estas definições a pergunta inicial torna-se “Existem computadores digitais que possem ter bom desempenho no jogo da imitaçã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3T10:33:55.317000000</dc:date>
    <meta:editing-duration>PT59M16S</meta:editing-duration>
    <meta:editing-cycles>11</meta:editing-cycles>
    <meta:generator>LibreOffice/7.1.2.2$Windows_X86_64 LibreOffice_project/8a45595d069ef5570103caea1b71cc9d82b2aae4</meta:generator>
    <meta:document-statistic meta:table-count="0" meta:image-count="0" meta:object-count="0" meta:page-count="1" meta:paragraph-count="15" meta:word-count="540" meta:character-count="3466" meta:non-whitespace-character-count="2928"/>
  </office:meta>
</office:document-meta>
</file>